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455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4cm"/>
    </style:style>
    <style:style style:name="P5" style:family="paragraph">
      <style:paragraph-properties fo:margin-top="0cm" fo:margin-bottom="0.3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381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Projet Annuaire Producteurs BIO de la région de Castillon.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18.743cm" svg:height="7.705cm" svg:x="4.625cm" svg:y="7.62cm">
          <draw:text-box>
            <text:p text:style-name="P2">Réunion de travail du Mardi, le 16 juin 2020 à Castillon-la-Bataille.</text:p>
            <text:p text:style-name="P2"/>
            <text:p text:style-name="P2"><text:span text:style-name="T1">Ce document est disponible ici : http://82.65.74.33/qualification/présentati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Déroulement présent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bjectifs. Toujours en accord ?</text:p>
              </text:list-item>
              <text:list-item>
                <text:p>Planning. Toujours dans les temps ?</text:p>
              </text:list-item>
              <text:list-item>
                <text:p>Reste à faire.</text:p>
              </text:list-item>
              <text:list-item>
                <text:p>Problématiques phase Terrain. </text:p>
              </text:list-item>
            </text:list>
            <text:list text:style-name="L4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1 - Objectif Numéro Uno !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5">
              <text:list-header>
                <text:p><text:span text:style-name="T2">Sommes nous toujours en accord ?</text:span></text:p>
                <text:p><text:span text:style-name="T2"/></text:p>
              </text:list-header>
              <text:list-item>
                <text:p><text:span text:style-name="T2">Améliorer les liens (ou circuits) entre les Producteurs, les circuits de distribution et les consomateurs </text:span><text:span text:style-name="T3">via un annuaire (mais pas que) des producteurs BIO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2 - Plann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5">
              <text:list-header>
                <text:p>Avant ça, quelques deffinitions :</text:p>
              </text:list-header>
              <text:list-item>
                <text:p>Notions/deffinitions de : </text:p>
                <text:list>
                  <text:list-item>
                    <text:p>maquette IHM/GUI.</text:p>
                  </text:list-item>
                  <text:list-item>
                    <text:p>document projet de spécification. Pour quoi/qui ?</text:p>
                  </text:list-item>
                  <text:list-item>
                    <text:p>Dictionnaire de données.</text:p>
                  </text:list-item>
                  <text:list-item>
                    <text:p>Autres ?… à vo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5">
              <text:list-header>
                <text:p/>
                <text:p/>
                <text:p/>
                <text:p><text:span text:style-name="T5"><text:s text:c="16"/></text:span><text:span text:style-name="T5">Votre GitHub :</text:span></text:p>
                <text:p text:style-name="P2"><text:span text:style-name="T4">https://github.com/j-fish/cetcal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Reste à faire à ce jour.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5">
              <text:list-header>
                <text:p text:style-name="P4">RAF en vu mise en production le 22 juin 2020.</text:p>
              </text:list-header>
              <text:list-item>
                <text:p text:style-name="P4">Bdd.</text:p>
              </text:list-item>
              <text:list-item>
                <text:p text:style-name="P4">Mail de sollicitation inscription producteur.</text:p>
              </text:list-item>
              <text:list-item>
                <text:p text:style-name="P4"><text:span text:style-name="T6">Contextes web : mise à jour des informations </text:span>(via annuaire en ligne) ?</text:p>
              </text:list-item>
              <text:list-item>
                <text:p text:style-name="P5">CRUD. Update, Delete.</text:p>
              </text:list-item>
              <text:list-item>
                <text:p>Desing : code couleur, identité graphique. Fanny 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Problématiques Terrai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5">
              <text:list-header>
                <text:p/>
                <text:p>- Il nous faut une tablette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5:40:48.147183070</meta:creation-date>
    <meta:editing-duration>PT17M4S</meta:editing-duration>
    <meta:editing-cycles>27</meta:editing-cycles>
    <meta:generator>LibreOffice/6.0.7.3$Linux_X86_64 LibreOffice_project/00m0$Build-3</meta:generator>
    <dc:title>Inspiration</dc:title>
    <dc:date>2020-06-16T15:58:06.804259578</dc:date>
    <meta:document-statistic meta:object-count="51"/>
  </office:meta>
</office:document-meta>
</file>